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772e" officeooo:paragraph-rsid="0016772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 : c’est un réseaux international sur lequel des ordinateurs peuvent échanger des informations entre eux sur ce réseaux on peut faire des visioconférence, utilisez nos applications mobiles, telecharger de la musique ainsi que jouer a des jeux video.</text:p>
      <text:p text:style-name="P1"/>
      <text:p text:style-name="P1"/>
      <text:p text:style-name="P1"/>
      <text:p text:style-name="P1">Question 2 pour <text:s/>acceder au web il faut passer par internet donc par un navigateur . Le web est une sous partie d’internet il s’agit du vaste ensemble de données . </text:p>
      <text:p text:style-name="P1"/>
      <text:p text:style-name="P1">Question 3 le processus impliquant 2 acteur principaux le serveur et le client , les serveur sont des machine tres puissante qui ont pour rôle d’envoyer les donner du site web <text:s/>a son client </text:p>
      <text:p text:style-name="P1"/>
      <text:p text:style-name="P1">question 4 </text:p>
      <text:p text:style-name="P1">la premiere page web a etait cree en 1990 par Tim berner </text:p>
      <text:p text:style-name="P1"/>
      <text:p text:style-name="P1"/>
      <text:p text:style-name="P1">question 5 les outils sont les moteur de redcherche comme gooogle ou safarie </text:p>
      <text:p text:style-name="P1"/>
      <text:p text:style-name="P1">question 6 par exemple les courrier, la televison, le service telephonique …</text:p>
      <text:p text:style-name="P1"/>
      <text:p text:style-name="P1"/>
      <text:p text:style-name="P1"/>
      <text:p text:style-name="P1"><text:span text:style-name="T1">question</text:span> 7 grace a l’augmentation du nombre de sites et d’utilisateurs </text:p>
      <text:p text:style-name="P1"/>
      <text:p text:style-name="P1"><text:span text:style-name="T1">question 8 </text:span>le 12 mars 1989 .Fin 1990 le premier serveur web et le premier navigateur web ,les problemes de cybercriminaliter , les fake new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14T14:02:44.535000000</dc:date>
    <meta:editing-duration>PT50M31S</meta:editing-duration>
    <meta:editing-cycles>1</meta:editing-cycles>
    <meta:document-statistic meta:table-count="0" meta:image-count="0" meta:object-count="0" meta:page-count="1" meta:paragraph-count="9" meta:word-count="181" meta:character-count="1048" meta:non-whitespace-character-count="868"/>
    <meta:generator>LibreOffice/7.4.3.2$Windows_X86_64 LibreOffice_project/1048a8393ae2eeec98dff31b5c133c5f1d08b890</meta:generator>
  </office:meta>
</office:document-meta>
</file>